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scrap = Framework CSS avec une syntaxe spécifique par rapport au pur CSS.</text:p>
      <text:p text:style-name="Standard">39,1 % des sites Web dans le monde.</text:p>
      <text:p text:style-name="Standard">Sites qui finissent par tous se ressembler.</text:p>
      <text:p text:style-name="Standard"/>
      <text:p text:style-name="Standard">Ensemble de classes CSS, une partie en JavaScript</text:p>
      <text:p text:style-name="Standard"/>
      <text:p text:style-name="Standard">Col = colonnes</text:p>
      <text:p text:style-name="Standard">Row = rangées</text:p>
      <text:p text:style-name="Standard"/>
      <text:p text:style-name="P1">Couleurs</text:p>
      <text:p text:style-name="Standard">Primary = bl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7S</meta:editing-duration>
    <meta:editing-cycles>9</meta:editing-cycles>
    <meta:generator>OpenOffice/4.1.8$Win32 OpenOffice.org_project/418m3$Build-9803</meta:generator>
    <dc:date>2021-02-03T14:04:20.38</dc:date>
    <dc:creator>C R</dc:creator>
    <meta:document-statistic meta:table-count="0" meta:image-count="0" meta:object-count="0" meta:page-count="1" meta:paragraph-count="8" meta:word-count="46" meta:character-count="253"/>
    <meta:user-defined meta:name="Info 1"/>
    <meta:user-defined meta:name="Info 2"/>
    <meta:user-defined meta:name="Info 3"/>
    <meta:user-defined meta:name="Info 4"/>
  </office:meta>
</office:document-meta>
</file>